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text-align="start" style:justify-single-word="false" fo:text-indent="0cm" style:auto-text-indent="false"/>
      <style:text-properties fo:color="#000000" style:font-name="Times New Roman1" fo:font-size="12pt" style:text-underline-style="none" style:font-size-asian="12pt" style:font-name-complex="Times New Roman1" style:font-size-complex="12pt"/>
    </style:style>
    <style:style style:name="P2" style:family="paragraph" style:parent-style-name="Text_20_body">
      <style:paragraph-properties fo:margin-left="0cm" fo:margin-right="0cm" fo:text-align="start" style:justify-single-word="false" fo:text-indent="0cm" style:auto-text-indent="false"/>
      <style:text-properties fo:color="#000000" style:font-name="Times New Roman1" fo:font-size="12pt" style:text-underline-style="none" fo:font-weight="bold" style:font-size-asian="12pt" style:font-weight-asian="bold" style:font-name-complex="Times New Roman1" style:font-size-complex="12pt" style:font-weight-complex="bold"/>
    </style:style>
    <style:style style:name="P3" style:family="paragraph" style:parent-style-name="Text_20_body">
      <style:paragraph-properties fo:margin-left="0cm" fo:margin-right="0cm" fo:text-align="start" style:justify-single-word="false" fo:text-indent="0cm" style:auto-text-indent="false"/>
      <style:text-properties fo:color="#000000" style:font-name="Times New Roman1" fo:font-size="12pt" fo:language="de" fo:country="DE" style:text-underline-style="none" fo:font-weight="bold" style:letter-kerning="true" style:font-size-asian="12pt" style:font-weight-asian="bold" style:font-name-complex="Times New Roman1" style:font-size-complex="12pt" style:font-weight-complex="bold"/>
    </style:style>
    <style:style style:name="P4" style:family="paragraph" style:parent-style-name="Text_20_body">
      <style:paragraph-properties fo:margin-left="0cm" fo:margin-right="0cm" fo:text-align="start" style:justify-single-word="false" fo:text-indent="0cm" style:auto-text-indent="false"/>
      <style:text-properties fo:color="#000000" style:font-name="Times New Roman1" fo:font-size="12pt" fo:language="de" fo:country="DE" style:text-underline-style="none" style:letter-kerning="true" style:font-size-asian="12pt" style:font-name-complex="Times New Roman1" style:font-size-complex="12pt"/>
    </style:style>
    <style:style style:name="P5" style:family="paragraph" style:parent-style-name="Text_20_body">
      <style:text-properties fo:color="#000000" style:font-name="Times New Roman" fo:font-size="12pt" style:text-underline-style="none" style:font-size-asian="12pt" style:font-name-complex="Times New Roman1" style:font-size-complex="12pt"/>
    </style:style>
    <style:style style:name="P6" style:family="paragraph" style:parent-style-name="Text_20_body">
      <style:text-properties fo:color="#000000" style:font-name="Times New Roman" fo:font-size="12pt" style:text-underline-style="none" fo:font-weight="bold" style:font-size-asian="12pt" style:font-weight-asian="bold" style:font-name-complex="Times New Roman1" style:font-size-complex="12pt" style:font-weight-complex="bold"/>
    </style:style>
    <style:style style:name="P7" style:family="paragraph" style:parent-style-name="Standard">
      <style:text-properties fo:color="#000000" style:font-name="Times New Roman" fo:font-size="12pt"/>
    </style:style>
    <style:style style:name="P8" style:family="paragraph" style:parent-style-name="Standard">
      <style:text-properties fo:color="#000000" style:font-name="Times New Roman" fo:font-size="12pt" style:text-underline-style="solid" style:text-underline-width="auto" style:text-underline-color="font-color" style:font-size-asian="12pt" style:font-name-complex="Times New Roman1" style:font-size-complex="12pt"/>
    </style:style>
    <style:style style:name="P9" style:family="paragraph" style:parent-style-name="Standard">
      <style:text-properties fo:color="#000000" style:font-name="Times New Roman1" fo:font-size="12pt" style:text-underline-style="none" style:letter-kerning="true" style:font-size-asian="12pt" style:font-name-complex="Times New Roman1" style:font-size-complex="12pt"/>
    </style:style>
    <style:style style:name="P10" style:family="paragraph" style:parent-style-name="Standard">
      <style:text-properties style:font-name="Times New Roman2" fo:font-size="12pt" style:letter-kerning="true"/>
    </style:style>
    <style:style style:name="P11" style:family="paragraph" style:parent-style-name="Standard">
      <style:text-properties style:font-name="Times New Roman2" fo:font-size="12pt" fo:font-weight="bold" style:letter-kerning="true" style:font-weight-asian="bold"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padding="0.074cm" fo:border-left="none" fo:border-right="none" fo:border-top="none" fo:border-bottom="0.06pt solid #000000" style:join-border="false"/>
      <style:text-properties fo:color="#000000" style:font-name="Times New Roman" fo:font-size="12pt"/>
    </style:style>
    <style:style style:name="P14" style:family="paragraph" style:parent-style-name="Standard">
      <style:text-properties style:font-name="Times New Roman2" fo:font-size="12pt" style:letter-kerning="true"/>
    </style:style>
    <style:style style:name="P15" style:family="paragraph" style:parent-style-name="Standard" style:list-style-name="L1">
      <style:text-properties style:font-name="Times New Roman2" fo:font-size="12pt" style:letter-kerning="true"/>
    </style:style>
    <style:style style:name="P16" style:family="paragraph" style:parent-style-name="Standard" style:list-style-name="L2">
      <style:paragraph-properties fo:margin-left="2cm" fo:margin-right="0cm" fo:text-indent="-0.635cm" style:auto-text-indent="false"/>
      <style:text-properties fo:color="#000000" style:font-name="Times New Roman" fo:font-size="12pt"/>
    </style:style>
    <style:style style:name="P17" style:family="paragraph" style:parent-style-name="Standard" style:list-style-name="L2">
      <style:paragraph-properties fo:margin-left="2cm" fo:margin-right="0cm" fo:text-indent="-0.635cm" style:auto-text-indent="false"/>
    </style:style>
    <style:style style:name="P18" style:family="paragraph" style:parent-style-name="Heading_20_1">
      <style:text-properties style:text-underline-style="solid" style:text-underline-width="auto" style:text-underline-color="font-color"/>
    </style:style>
    <style:style style:name="P19" style:family="paragraph" style:parent-style-name="Heading_20_1" style:list-style-name=""/>
    <style:style style:name="P20" style:family="paragraph" style:parent-style-name="Heading_20_1">
      <style:paragraph-properties fo:break-before="page"/>
    </style:style>
    <style:style style:name="T1" style:family="text">
      <style:text-properties fo:color="#000000" style:font-name="Times New Roman" fo:font-size="12pt"/>
    </style:style>
    <style:style style:name="T2" style:family="text">
      <style:text-properties fo:color="#000000" style:font-name="Times New Roman1" fo:font-size="12pt" style:text-underline-style="none" style:letter-kerning="true" style:font-size-asian="12pt" style:font-name-complex="Times New Roman1" style:font-size-complex="12pt"/>
    </style:style>
    <style:style style:name="T3" style:family="text">
      <style:text-properties style:font-name="Times New Roman2" fo:font-size="12pt" style:letter-kerning="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Kapitel 5 „Die Menschen“</text:h>
      <text:p text:style-name="P10"/>
      <text:p text:style-name="P10">BESCHREIBEN DASS ER ALLES BEI SICH HAT (SCHWERTGURT ALTE KLEIDER???)</text:p>
      <text:p text:style-name="P10">ER SITZT NUN AUF DEM PFERD</text:p>
      <text:p text:style-name="Standard"><text:span text:style-name="T3">„Warum diente der alte Reimar Seite an Seite mit den Hochelfen?“, fragte ich Lykke, um ein letztes Mal dem Ganzen durch sie ein Wenig auf die Schliche zu kommen. „Der alte Reimar, dessen Schild wir euch gaben diente wegen eines Bundes, des Wind ...“, sie stockte „Des Wind-Wasser-Bundes?“, ergänzte ich. „Ja, richtig. Ich glaube, es gab damals einen Aufstand im Königreich der Hochelfen. Zumindest erzählte er mir das als er noch nicht ganz so verwirrt war.“. Das machte Sinn. Als jene Aufstände unter </text:span><text:span text:style-name="T2">Hjian dem Großen stattfanden, wurden Garnisonen der Menschen eingesetzt, um als Verstärkung meines Vaters zu dienen, da diese ihrem König noch treu ergeben waren.</text:span></text:p>
      <text:p text:style-name="P9">Das war genug Wahrheit für mich. Ich war froh, gefragt zu haben. „Wir sehen uns bald wieder, grüße alle Bewohner von mir, ich danke für eure Gastfreundschaft“, rief ich ihr zu während ich bereits mein Ross davontrapen ließ. „Wir danken Euch!“, rief sie zurück. <text:bookmark text:name="Baradé verlässt Wallfurt"/>Um mich herum hatte sich das halbe Dorf versammelt als sie sahen, dass ich ging. Sie nickten mir zu, einige knieten sogar nieder.</text:p>
      <text:p text:style-name="P9"/>
      <text:p text:style-name="P9">Ende des Kapitels! Unten folgen nur noch Hinweise und veraltete Geschichten.</text:p>
      <text:p text:style-name="P10"/>
      <text:p text:style-name="P10">HINWEISE:</text:p>
      <text:list xml:id="list3021516776690039983" text:style-name="L1">
        <text:list-item>
          <text:p text:style-name="P15">Baradé weiß also theoretisch vom Ursprung der Bestien durch Malte am Anfang. Einbauen! </text:p>
        </text:list-item>
        <text:list-item>
          <text:p text:style-name="P15">Die Frau Lykke weist ihn nun noch daraufhin, dass dem Alten die Frau bekannt vorkam.</text:p>
        </text:list-item>
        <text:list-item>
          <text:p text:style-name="P15">Wieso denkt Baradé darüber nach, wer die alte Verrückte sein konnte, wenn ihm Gardonar bereits von ihr berichtet hat?</text:p>
        </text:list-item>
      </text:list>
      <text:p text:style-name="P11">HINTERGRUND:</text:p>
      <text:p text:style-name="P10">Der Kristall gehörte tatsächlich einst Baradés und Dararos' Vater. Dararos erzählte nie von seinem Erbstück. Er gab den Kristall der alten Verrückten Hexe, die er bereits in der Kindheit in jener Höhle getroffen hatte („Die Höhle der Hexe“). Die alte Hexe gibt vor Gardonar vernichten zu wollen, um das Königreich Tfjahn zu schützen, wie sie es bereits in der Höhle tat. Sie gibt sich so offen (zeigt den Stein, hinterlässt die Fälschung in der Höhle), damit Gardonar erkennt, wer sie ist und sich ihr stellt.</text:p>
      <text:p text:style-name="P10">Der Kristall in der Höhle war eine Fälschung, ebenfalls als Botschaft gedacht. Gardonar erkennt dies als Baradé ihn ihm zeigt.</text:p>
      <text:p text:style-name="P10">Dararos und die alte Verrückte haben keine Ahnung davon, dass Gotlinde, die mächtige Zauberin Gardonars Schülerin ist. Das Ganze zählt eher als nebensächliche Angelegenheit.</text:p>
      <text:p text:style-name="P10">Gardonar wollte, dass Baradé bleibt, um sich auf eine Art den Frieden mit dem Hochelfen zu sichern, indem er ihm klar macht, er sei kein Feind dieser.</text:p>
      <text:p text:style-name="P10"/>
      <text:p text:style-name="Standard"/>
      <text:p text:style-name="Standard"/>
      <text:p text:style-name="P12">SCHÄFERTEIL IN WALLFURT (VERALTET):</text:p>
      <text:p text:style-name="Standard">Der Schäfer ist ein Mann mittleren Alters. Er besitzt einen kleinen Wicht, der ihm Arbeit abnimmt und den er Dummwicht nennt. Er wird Baradés Begleiter. Der Schäfer erzählt ihm von einem Lager der Wichte am Waldrand und einem der Zwerge am Gebirgsrand. Baradé besucht zusammen mit dem Dummwicht aus Neugier beide Lager und erfährt von den Wichten und Zwergen mehr über die <text:s/>andere Hexe, die vermutlich etwas mit den Bestien zutun hat. Er befragt sie auch zu seinem merkwürdigen Stein <text:span text:style-name="T3">aus der Höhle.</text:span></text:p>
      <text:p text:style-name="P10">Außerdem bekommt er weitere Begleiter von Zwergen und Wichten, die er bei Bedarf über einen Zauber rufen kann.</text:p>
      <text:p text:style-name="Standard"/>
      <text:p text:style-name="Standard"><text:soft-page-break/>Als ich mich schließlich an den Schafen vorbei gedrängt hatte, konnte ich die Gestalt erkennen, die dort ruhig und seelenmutterallein jene Schafe hütete. Ganz nach der Vorstellung hielt sie einen Hirtenstab mit gekrümmter Spitze in den Armen. Sie saß mit geneigtem Kopf auf dem Stein, einen Halm im Mund, einen grauen Bart, niemals aus der Ruhe zu bringen. Es hätte ein Gefühl der Geborgenheit sein müssen, meine Fröhlichkeit hätte eigentlich in Besinnlichkeit übergehen sollen,</text:p>
      <text:p text:style-name="Standard">Der Schäfer starrte in den sonnigen, wolkenlosen Himmel hinauf. Er überlegte kurz und sprach, möglichst erhaben: „Brecht auf in neue Welten und kehrt nicht zurück! Alsbald schon, nachdem Ihr eurer Wege gegangen seid, werde ich mich eurer Besitztümer bemächtigen, eure Kinder zu meinen Dienern machen und mich eurer verbliebenen Treuen entledigen. Ich habe kein Bedürfnis nach Reue oder Mitleid, denn ich bin stark.“</text:p>
      <text:p text:style-name="Standard">Ich sah ihn ruhig an. „Wer hat das gesagt oder besser gesagt woher stammt das?“, fragte ich. „Der König der Wichte, der Trunkene“, antwortete er. „Ihr wirkt recht gebildet für einen Schäfer“, stellte ich, die Wiese musternd, fest. Es war mir nach einer kleinen Unterhaltung ohne mich zu sehr bemühen zu müssen.</text:p>
      <text:p text:style-name="Standard">„Wisst Ihr, dass Ihr wenig wisst oder seid Ihr dochwie der Rest hier?“, fragte der Schäfer, ein wenig fordernd.</text:p>
      <text:p text:style-name="Standard">„Wie meint Ihr das?“, fragte ich zurück. „Die Leute hier, ich kenne sie ja von Geburt an und sie mich ebenfalls, sie wissen nichts, sie schaffen nur, arbeiten bis an ihr Ende. Ich, ich habe zumindest erfahren, wie unwissend ich bin. Spätestens seit ich meinen kleinen trunkenen Dummwicht getroffen habe!“, er lachte lauthals und erstickte beinahe an seinem Gelächter.</text:p>
      <text:p text:style-name="Standard">„Verzeiht mir, Euren Dummwicht?“, ich versuchte gespannt zu wirken, gespannt auf eine weitere abergläubische oder weit hergeholte Geschichte aus dem Dorf von einem ,der zunehmende verwirrt, gar verrückt auf mich wirkte.</text:p>
      <text:p text:style-name="Standard">„Sicher. Wollt Ihr ihn kennenlernen, Biestmörder?“, fragte er mich <text:s/>musternd, vorsichtig und überzeugt zugleich. „Sicher“, wiederholte prompt ich seinen Wortlaut.</text:p>
      <text:p text:style-name="P10">…</text:p>
      <text:p text:style-name="P10">Der Dummwicht sprach: „Ihr habt etwas bei Euch. Ich spüre es. Ihr kennt seine Bedeutung nicht, aber es hat eine große, vor allem in Euren Händen. Ihr habt es sicher in einer der Höhlen gefunden!“ Ich wusste sofort, dass er von dem seltsamen </text:p>
      <text:p text:style-name="Standard"/>
      <text:h text:style-name="P18" text:outline-level="1">Aktuelle Hinweise:</text:h>
      <text:p text:style-name="Standard">ACHTUNG: Nixe ist ein abstrakterer Begriff als Sirene (Sirenen aus Homers Odyssee?) Vielleicht aber auch unterschiedliche Bedeutung, prüfen!</text:p>
      <text:p text:style-name="Standard"/>
      <text:p text:style-name="Standard"/>
      <text:p text:style-name="P13"/>
      <text:p text:style-name="P13">Nachdem er die Anderen zurück zum Dorf geschickt hat und auf der Lauer liegt:</text:p>
      <text:p text:style-name="P7">Dort lag ich nun, auf dem feuchten Erdboden, umgeben von krabbelndem Getier, auf der Lauer.</text:p>
      <text:p text:style-name="P7">Und wie es nicht anders hätte sein können, verfielen meine Gedanken in jener Zeit des Wartens und des Lauerns Gotlinde.</text:p>
      <text:p text:style-name="P13">Ich zog mich seelisch zurück und näher an sie heran. Dies war ein niemals endender Moment, wäre die Welt mein Traum gewesen.</text:p>
      <text:p text:style-name="P7"/>
      <text:p text:style-name="P7">Baradé findet den Wasserfall, an dem die Spur der Bestie endet. Er sieht nach unten und erblickt einen Teich aber keinen weiteren Fluss oder Bach. Das Wasser muss also irgendwo im Teich versickern. Er sieht Felsvorsprünge und vermutet eine Höhle. Er steigt hinab und sieht einen Eingang hinter dem Wasserfall. Er lässt die anderen warten und betritt die Höhle. Er bemerkt, dass der Felsspalt zu klein für die Bestie sein muss und vermutet einen zweiten Eingang weiter unten. In der Höhle findet er das tote Mädchen, aber keine Bestie. Er findet auch Tierknochen und vermutet die Höhle als Rückzugspunkt der Bestie. Er schickt die Leute zurück und wartet bei der Höhle. <text:soft-page-break/>Allesamt reagieren entsetzt als sie erfahren, dass die Tochter zerfetzt wurde. Baradé wartet bei der Höhle. Der Rückweg geht etwas schneller, da sich die Höhle weiter im Norden und somit in der Nähe von Wallfurt befindet.</text:p>
      <text:p text:style-name="P7">Während er wartet taucht die Bestie tatsächlich auf und Übermut überkommt Baradé. Er kämpft gegen seine Angst an und beschließt die Bestie anzugreifen, besinnt sich aber wieder und zieht sich zurück, nun da er sicher ist, dass sie zurückkehrt. Die Bestie hat ein Reh gerissen. Baradé trifft weiter entfernt vom Wasserfall auf sämtliche Dorfbewohner, die kampfbereit sind und Hacken/Schaufeln mitgebracht haben. Er lässt sie an einer günstigen Position im Wald eine Grube ausheben und eine Falle aufbauen und sie in Position bringen. Nun benötigt er einen schnellen Läufer als Köder, da es mit einem Tier nahezu unmöglich ist, die Bestie exakt auf die Grube zu locken. Er betrachtet die schweigende Menge erwartungsvoll mit angehobenen Augenbrauen und offenem Mund. Schließlich schließt er den Mund sieht auf den Boden und nickt schmunzelnd. Er nimmt sich Sigurds Pfeile und Bogen und lässt alle in Stellung gehen. Mit Feuer und Netzen, Pfeilen und Speeren, einfach allem, wollen sie die Bestie töten.</text:p>
      <text:p text:style-name="P7">Baradé schießt in der Höhle auf die Bestie und schafft es durch den engen Felsspalt zu entkommen. Die Bestie benötigt einige Zeit, um durch den Eingang im Wasserfall herauszuspringen. Sie folgt Baradé und eine schnelle Verfolgungsjagd beginnt.</text:p>
      <text:p text:style-name="P7">Schließlich gelingt es ihm sie in die Falle zu locken, jedoch bricht er sich erneut den selben Arm (Verwundung beachten?). Er schleudert mit dem anderen sogar noch einen Speer auf die Bestie, im Kampfesrausch, wird dann aber bewusstlos. In Wallfurt bei einem Fest zum Sieg der Bestie kommt er zu sich und stellt das Heldentum in Gedanken in Frage und auch die Gewalt, die Furcht, den Kampf und seine eigene Einstellung, obwohl er es grundsätzlich nicht für fraglich hält, ob man so hätte handeln sollen, was ihn selbst auch verwundert.</text:p>
      <text:p text:style-name="P7">An diesem Abend und dem darauffolgenden Tag lernt er die Leute des Dorfes besser kennen, bis er schließlich zurück zu Gardonar kehren möchte.</text:p>
      <text:p text:style-name="P7">ACHTUNG: Er lernt den Hirten kennen (siehe „TODO“), welcher ihm seinen Kobold zeigt, ein wundersames Wesen, das er vor dem restlichen Dorf geheim hält (humorvoll einbauen).</text:p>
      <text:p text:style-name="P7">Für das Kapitel „Die Menschen“:</text:p>
      <text:list xml:id="list4210349804428049974" text:style-name="L2">
        <text:list-item>
          <text:p text:style-name="P16">Das Dorf heißt „Wallfurt“.</text:p>
        </text:list-item>
        <text:list-item>
          <text:p text:style-name="P16">Das Menschen-Königreich heißt „Mittillant“.</text:p>
        </text:list-item>
        <text:list-item>
          <text:p text:style-name="P16">Der benannte Begleiter heißt „Sigurd“.</text:p>
        </text:list-item>
        <text:list-item>
          <text:p text:style-name="P16">Der Alte (Dorfältester) trägt den Namen „Reimar“</text:p>
        </text:list-item>
        <text:list-item>
          <text:p text:style-name="P16">Die Eltern des toten Mädchens heißen „Malte“ und „Lykke“.</text:p>
        </text:list-item>
        <text:list-item>
          <text:p text:style-name="P17"><text:span text:style-name="T1">Der zittrige Alte (Onkel der Tochter) trägt den Namen </text:span>„Armin“</text:p>
        </text:list-item>
        <text:list-item>
          <text:p text:style-name="P17">Die Bewohner Wallfurts sprechen einen für Men<text:span text:style-name="T1">schen ungewöhnlichen Dialekt</text:span></text:p>
        </text:list-item>
        <text:list-item>
          <text:p text:style-name="P16">Außerdem sagen sie nicht Bestie sondern Biest</text:p>
        </text:list-item>
        <text:list-item>
          <text:p text:style-name="P16">Die Bewohner sind relativ ungebildet und harte Arbeit gewohnt, sie bewundern Baradé als Adeligen und Gebildeten</text:p>
        </text:list-item>
        <text:list-item>
          <text:p text:style-name="P16">Bauern tragen unter anderem Holzschuhe (überprüft, fand im Mittelalter so statt)</text:p>
        </text:list-item>
        <text:list-item>
          <text:p text:style-name="P16">im Hochmittelalter gab es einige Errungenschaften wie die Dreifelderwirtschaft, den Pflug aus Metall mit Rädern oder Pfluggeschirr für Pferde statt Ochsen (schneller)</text:p>
        </text:list-item>
      </text:list>
      <text:h text:style-name="P19" text:outline-level="1"/>
      <text:h text:style-name="P20" text:outline-level="1">Kapitel 6 „Aufbruch“</text:h>
      <text:p text:style-name="P3">EINFÜGEN:</text:p>
      <text:p text:style-name="P4"><text:bookmark-start text:name="__RefHeading__2699_1370876669"/>Baradé verhält sich gegenüber den Hauptleuten rebellisch. Richtiges Wort für Hauptmänner und Soldaten finden! Mittelalterlicher und geschlechtsneutraler da die eine Hochelfin auch eine Anführerin ist!“94294<text:bookmark-end text:name="__RefHeading__2699_1370876669"/></text:p>
      <text:p text:style-name="P3"><text:bookmark-start text:name="__RefHeading__2701_1370876669"/>Neue Infos:<text:bookmark-end text:name="__RefHeading__2701_1370876669"/></text:p>
      <text:p text:style-name="P4"><text:bookmark-start text:name="__RefHeading__2703_1370876669"/>Die Hochelfen errichten aus gefällten Bäumen Belagerungswaffen usw. steht jetzt bereits weiter oben als Baradé zu den Bewohnern Wallfurts geht.<text:bookmark-end text:name="__RefHeading__2703_1370876669"/></text:p>
      <text:p text:style-name="P4"><text:bookmark-start text:name="__RefHeading__2705_1370876669"/>Die obersten Hauptmänner stehen unter dem Befehl des Kreises oder sind selbst Mitglieder.<text:bookmark-end text:name="__RefHeading__2705_1370876669"/></text:p>
      <text:p text:style-name="P4"><text:bookmark-start text:name="__RefHeading__2707_1370876669"/><text:bookmark-end text:name="__RefHeading__2707_1370876669"/></text:p>
      <text:p text:style-name="P4"><text:bookmark-start text:name="__RefHeading__2709_1370876669"/>Dararos beordert Baradé in seinem Antwortschreiben in den Palast zurück, damit er alles aufklären können.<text:bookmark-end text:name="__RefHeading__2709_1370876669"/></text:p>
      <text:p text:style-name="P4"><text:bookmark-start text:name="__RefHeading__2711_1370876669"/>Das Heer bleibt solange am Rand des Gebirges.<text:bookmark-end text:name="__RefHeading__2711_1370876669"/></text:p>
      <text:p text:style-name="P4">Baradé trifft vorher noch einmal die Bewohner Wallfurts, die ihn begleiten wollen, da man ihnen mit dem einfachen Raub ihrer Vorräte ihre gesamte Zukunft genommen hat.</text:p>
      <text:p text:style-name="P4"/>
      <text:h text:style-name="P19" text:outline-level="1"/>
      <text:h text:style-name="P20" text:outline-level="1">Kapitel 7 „Heimwärts“</text:h>
      <text:p text:style-name="P8">Die folgenden Informationen sind nur Vorschläge und Ideen:</text:p>
      <text:p text:style-name="P5"><text:bookmark-start text:name="__RefHeading__2761_1370876669"/>OH GOTT INFOS<text:bookmark-end text:name="__RefHeading__2761_1370876669"/></text:p>
      <text:p text:style-name="P5"><text:bookmark-start text:name="__RefHeading__2763_1370876669"/>Gardonar hat alles so arangiert, dass Baradé sich stark genug fühlt, um das Vertrauen in sich zu setzen Partei für ihn zu ergreifen. Dararos ist sein Bruder durch die Geschichte dem Einhorn so sehr ans Herz gewachsen, dass er selbst ihn schließlich aus den Klauen Gardonars befreien will.<text:bookmark-end text:name="__RefHeading__2763_1370876669"/></text:p>
      <text:p text:style-name="P5"><text:bookmark-start text:name="__RefHeading__2765_1370876669"/>Bei dem Kampf der beiden Giganten stirbt Gotlinde und keiner kann siegen. Dararos seinerseits versucht erst über Lithre und die Lüge der Wichte seinen Bruder zurückzugewinnen. Die Lüge der Wichte findet in den Tiefen statt. Gotlinde und Baradé fühlen sich durch ihre Herrscher für deren persönliche Machtkämpfe benutzt. Dararos tötet Gotlinde, doch Gardonar verbrennt Baradé nur das Gesicht.<text:bookmark-end text:name="__RefHeading__2765_1370876669"/></text:p>
      <text:p text:style-name="P5"><text:bookmark-start text:name="__RefHeading__2767_1370876669"/>Gotlinde und Baradé erheben sich gleichzeitig, um jeweils Gardonar und Dararos aufzuhalten Gardonar tötet Baradé nicht, weil er ihn kennengelernt, doch Dararos hält Gotlinde für feindlich, weil sie ihm fremd ist.<text:bookmark-end text:name="__RefHeading__2767_1370876669"/></text:p>
      <text:p text:style-name="P6"><text:bookmark-start text:name="__RefHeading__2769_1370876669"/>Infos:<text:bookmark-end text:name="__RefHeading__2769_1370876669"/></text:p>
      <text:p text:style-name="P5"><text:bookmark-start text:name="__RefHeading__2771_1370876669"/>Dararos beordert Baradé zurück, um ihm die Lage zu erklären. Solange sollen die Kampfhandlung nach einer ersten Auseinandersetzung eingestellt werden. Die Auseinandersetzung erfolgt aufgrund der obersten Hauptmännern, die nicht auf die Antwort Dararos' warten wollen (siehe „Streit zwischen Baradé und den obersten Hauptmännern“).<text:bookmark-end text:name="__RefHeading__2771_1370876669"/></text:p>
      <text:p text:style-name="P5"><text:bookmark-start text:name="__RefHeading__2773_1370876669"/>Baradé berichtet vor dem Angriff der Hochelfen Gardonar von der Entscheidung derer und warnt ihn somit. Die Hochelfen teilen nach dem Angriff Baradé über einen Boten mit, wie die Antwort seines Bruders lautet. Baradé macht sich daraufhin auf zu seinem Bruder und versucht diesem alles zu erklären. Beim Angriff werden Freunde Baradés getötet. Auch der Wassermann und seine Schwestern sterben. Gotlinde und Baradé sind danach völlig bestürtzt.<text:bookmark-end text:name="__RefHeading__2773_1370876669"/></text:p>
      <text:p text:style-name="P5"><text:bookmark-start text:name="__RefHeading__2775_1370876669"/>Dieses Kapitel endet damit, wie Baradé seinem Bruder begegnet.<text:bookmark-end text:name="__RefHeading__2775_1370876669"/></text:p>
      <text:p text:style-name="P5"><text:bookmark-start text:name="__RefHeading__2777_1370876669"/>Erst im Kapitel „Gotlinde“ erfährt der Leser von den Vorfällen in der Höhle der Hexe, die Dararos veränderten und Gardonars Machthunger, der die Hexe erst schuf.<text:bookmark-end text:name="__RefHeading__2777_1370876669"/></text:p>
      <text:p text:style-name="P5"/>
      <text:p text:style-name="P3"><text:bookmark-start text:name="__RefHeading__2779_1370876669"/>ALT: Offenbarung von Gardonars Beziehung zur Hexe:<text:bookmark-end text:name="__RefHeading__2779_1370876669"/></text:p>
      <text:p text:style-name="P4"><text:bookmark-start text:name="__RefHeading__2781_1370876669"/>Gardonar offenbart Baradé, seine Vorfahren gekannt zu haben. Ein König half ihm gegen die böse Hexe, deren Stamm (Kriege der Menschen) durch die Hochelfen vernichtet wurde. Die Hexe ist so mächtig, weil sie einst selbst den Stab des Feuers besaß. Gardonar erzählt, wie er ihn stahl, um eine Macht zu erlangen, die er verzweifelt ohne ein Artefakt wie den Stab zu erhalten versuchte. Er berichtet von Jahren der Einsamkeit, in denen er sich im Alter nur noch in das Wissen verlieben konnte und es in sich aufsaugte. Seine Eitelkeit wurde ihm zum Verhängnis, er gab seine Familie auf.<text:bookmark-end text:name="__RefHeading__2781_1370876669"/></text:p>
      <text:p text:style-name="P4"><text:bookmark-start text:name="__RefHeading__2783_1370876669"/>Die Hexe war eine gefürchtete Anführerin der Menschen. Als ihre Kraft durch den Verlust des Stabs nachließ, versuchte sich der große Stamm mit Hilfe der Hochelfen gegen ihren und andere durchzusetzen. Ihr Stamm war bis dahin das eigentliche Hindernis. Er wollte nichts mit den Hochelfen zu tun haben, weil der König der Hochelfen den Stab des Wassers besaß.<text:bookmark-end text:name="__RefHeading__2783_1370876669"/></text:p>
      <text:p text:style-name="P4"><text:bookmark-start text:name="__RefHeading__2785_1370876669"/>Gardonar weiß nicht viel über die Hexe, zum Beispiel ob sie wirklich ein Mensch ist. Sie ist jedenfalls ebenfalls sehr alt geworden.<text:bookmark-end text:name="__RefHeading__2785_1370876669"/></text:p>
      <text:p text:style-name="P4"><text:bookmark-start text:name="__RefHeading__2787_1370876669"/>Die Hochelfen erkannten ihre Chance im Machtverlust des Stamms der Hexe, da sie ihr Reich ausdehnen wollten und in den Menschen nützliche Verbündete suchten, mit denen sich Handel treiben ließ. Sie vernichteten den gesamten Stamm der Hexe bis auf sie selbst.<text:bookmark-end text:name="__RefHeading__2787_1370876669"/></text:p>
      <text:p text:style-name="P4"><text:bookmark-start text:name="__RefHeading__2789_1370876669"/><text:soft-page-break/>Gardonar gesteht, dass sie allen Grund hat ihn und alle Welt zu hassen. Auch weil er gegenüber seiner einstigen Familie, die schon lange gestorben ist und der bösen Hexe, ja den Menschen Schuld empfand, ist er so sehr um Gotlinde besorgt. Auch Gardonar macht sich große Vorfwürfe, eine Gefahr für sie zu sein. Er wurde von den Hochelfen zum Feind erklärt, weil er den Stab nicht abgeben wollte (siehe Vorladung Gardonars). Die Hexe verriet ihn an die Hochelfen, getarnt als was weiß ich, da sie Gardonar verfolgte und überall suchte, bis sie ihn fand. Bla bla bla.<text:bookmark-end text:name="__RefHeading__2789_1370876669"/></text:p>
      <text:p text:style-name="P4"><text:bookmark-start text:name="__RefHeading__2791_1370876669"/>Gardonar täuschte die Hexe mit Intrigen so, wie sie es ihm nun vergeltet (Einhorn, Versprechen usw.), damit er sich schuldiger fühlt. Dennoch gibt er ihr den Stab nicht wieder, auch weil er die Rache an allen, die sie verletzt haben fürchtet (allen Hochelfen usw.).<text:bookmark-end text:name="__RefHeading__2791_1370876669"/></text:p>
      <text:p text:style-name="P1"/>
      <text:p text:style-name="P2"><text:bookmark-start text:name="__RefHeading__2793_1370876669"/>Informationen zur Erscheinung des „Einhorns“ und Gotlindes Beziehung zu diesem:<text:bookmark-end text:name="__RefHeading__2793_1370876669"/></text:p>
      <text:p text:style-name="P1"><text:bookmark-start text:name="__RefHeading__2795_1370876669"/>Die Hexe hat dem Wassermann versprochen, dessen Sohn aus den Tiefen zu Erwecken, jedoch forderte sie im Gegenzug, Gotlinde von einer Vision zu erzählen, in der sie ein Einhorn ins Glück führen würde, hinaus aus ihrer Einsamkeit. Die Hexe ist eine Beschwörerin und Illusionistin. Sie verspricht und erreicht dadurch, dass sich die Kreaturen gegenseitig belügen und verraten. Sie versucht deshalb die Bedürfnisse aller Wesen genaustens zu erforschen. Das hat sie bereits bei Dararos und Baradé versucht.<text:bookmark-end text:name="__RefHeading__2795_1370876669"/></text:p>
      <text:p text:style-name="P1"><text:bookmark-start text:name="__RefHeading__2797_1370876669"/>Gardonar ist beim Wassermann in der Tiefe und zieht diesen zur Rechenschaft.<text:bookmark-end text:name="__RefHeading__2797_1370876669"/></text:p>
      <text:p text:style-name="P1"><text:bookmark-start text:name="__RefHeading__2799_1370876669"/>Ein Heer der Hochelfen marschiert bereits ins Schwarze Gebirge, um Gardonar anzugreifen. Die Hexe weiß, dass Gardonar siegen wird und erhofft sich davon einen Krieg zwischen Hochelfen und Dämonen. Sie fordert die Herrschaft der Menschen unter ihrer eigenen Führung zurück, nachdem die Hochelfen ihren Stamm vor einer halben Ewigkeit vertrieben und ermordet hatten.<text:bookmark-end text:name="__RefHeading__2799_1370876669"/></text:p>
      <text:p text:style-name="P1"/>
      <text:p text:style-name="P2"><text:bookmark-start text:name="__RefHeading__2801_1370876669"/>Neue Offenbarung Gardonars:<text:bookmark-end text:name="__RefHeading__2801_1370876669"/></text:p>
      <text:p text:style-name="P1"><text:bookmark-start text:name="__RefHeading__2803_1370876669"/>Gardonar ist die Hexe und plante von Anfang an Baradé zu benutzen, damit er sich gegen seinen Bruder stellt, um für Frieden zu sorgen. Als Hexe konnte Gardonar Dararos zwar dazu bewegen, seine Macht abzusichern, jedoch nicht, seine Willensstärke zu brechen. Erst durch Baradés Anstalten, bei denen er sich für Gardonar einsetzt, sollte sein Bruder in Zweifel geraten und am wenigsten Gardonar hinter allem vermuten. Baradé wird von seinem Bruder aufgetragen heimzukehren. Gotlinde glaubt besucht ihn heimlich dort mit Hilfe des Wassermanns, da der Angriff auf Gardonars Festung bereits begonnen hat. Baradé erfährt von dem Angriff und will zurückkehren, doch sein Bruder verbietet es. Gardonar versucht den zweifelnden Dararos zu vernichten, doch Gotlinde ist auch dabei.<text:bookmark-end text:name="__RefHeading__2803_1370876669"/></text:p>
      <text:p text:style-name="P1"><text:bookmark-start text:name="__RefHeading__2805_1370876669"/>Bla bla, Romantik!<text:bookmark-end text:name="__RefHeading__2805_1370876669"/></text:p>
      <text:p text:style-name="P1">„Die Leute glauben, ich hätte alles und solange du in meiner Nähe bist, stimmt das a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5T16:12:53</meta:creation-date>
    <meta:generator>LibreOffice/5.0.6.2$Linux_X86_64 LibreOffice_project/00$Build-2</meta:generator>
    <dc:date>2017-01-22T16:35:47.604572252</dc:date>
    <meta:editing-duration>PT3M49S</meta:editing-duration>
    <meta:editing-cycles>3</meta:editing-cycles>
    <meta:document-statistic meta:table-count="0" meta:image-count="0" meta:object-count="0" meta:page-count="6" meta:paragraph-count="86" meta:word-count="2637" meta:character-count="16717" meta:non-whitespace-character-count="14176"/>
  </office:meta>
</office:document-meta>
</file>